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fo:language="en" fo:country="GB" style:language-asian="zxx" style:country-asian="none" style:language-complex="zxx" style:country-complex="none"/>
    </style:style>
    <style:style style:name="P2" style:family="paragraph" style:parent-style-name="Text_20_body" style:list-style-name="L1">
      <style:text-properties style:font-name="Arial" fo:language="en" fo:country="GB" style:language-asian="zxx" style:country-asian="none" style:language-complex="zxx" style:country-complex="none"/>
    </style:style>
    <style:style style:name="P3" style:family="paragraph" style:parent-style-name="Text_20_body">
      <style:text-properties fo:language="en" fo:country="GB" style:language-asian="zxx" style:country-asian="none" style:language-complex="zxx" style:country-complex="none"/>
    </style:style>
    <style:style style:name="P4" style:family="paragraph" style:parent-style-name="Standard">
      <style:paragraph-properties fo:text-align="center"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5" style:family="paragraph" style:parent-style-name="Standard">
      <style:text-properties style:font-name="Arial" fo:language="en" fo:country="GB" style:language-asian="zxx" style:country-asian="none" style:language-complex="zxx" style:country-complex="none"/>
    </style:style>
    <style:style style:name="P6" style:family="paragraph" style:parent-style-name="Heading_20_1">
      <style:text-properties style:font-name="Arial" fo:language="en" fo:country="GB" style:language-asian="zxx" style:country-asian="none" style:language-complex="zxx" style:country-complex="none"/>
    </style:style>
    <style:style style:name="P7" style:family="paragraph" style:parent-style-name="Heading_20_1">
      <style:text-properties fo:language="en" fo:country="GB" style:language-asian="zxx" style:country-asian="none" style:language-complex="zxx" style:country-complex="none"/>
    </style:style>
    <style:style style:name="P8" style:family="paragraph" style:parent-style-name="Heading_20_1">
      <style:paragraph-properties fo:break-before="page"/>
      <style:text-properties style:font-name="Arial" fo:language="en" fo:country="GB" style:language-asian="zxx" style:country-asian="none" style:language-complex="zxx" style:country-complex="none"/>
    </style:style>
    <style:style style:name="P9" style:family="paragraph" style:parent-style-name="Heading_20_2">
      <style:text-properties style:font-name="Arial" fo:language="en" fo:country="GB" style:language-asian="zxx" style:country-asian="none" style:language-complex="zxx" style:country-complex="none"/>
    </style:style>
    <style:style style:name="P10" style:family="paragraph" style:parent-style-name="Heading_20_2">
      <style:text-properties fo:language="en" fo:country="GB" style:language-asian="zxx" style:country-asian="none" style:language-complex="zxx" style:country-complex="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FabOS</text:p>
      <text:p text:style-name="P4"/>
      <text:p text:style-name="P4"/>
      <text:p text:style-name="P4">Programmers guide</text:p>
      <text:p text:style-name="P5"/>
      <text:h text:style-name="P6" text:outline-level="1" text:is-list-header="true"/>
      <text:h text:style-name="P8" text:outline-level="1">What is FabOS</text:h>
      <text:p text:style-name="P1">FabOS is a lightweight embedded operating system using as less RAM <text:s/>and code space <text:s/>as possible and is completely written in C.</text:p>
      <text:p text:style-name="P1">Footprint:</text:p>
      <text:p text:style-name="P1">For 4 Tasks (including idle) with 3 Mutexes it takes 29 to 33 bytes RAM and 1500 to 1632 bytes code. This values are net values. The stack space for every task and possibly used queue spaces are to be added.</text:p>
      <text:p text:style-name="P1">Key features:</text:p>
      <text:list xml:id="list21348504" text:style-name="L1">
        <text:list-item>
          <text:p text:style-name="P2">preemtive real time task scheduling</text:p>
        </text:list-item>
        <text:list-item>
          <text:p text:style-name="P2">mutexes</text:p>
        </text:list-item>
        <text:list-item>
          <text:p text:style-name="P2">byte-queues</text:p>
        </text:list-item>
        <text:list-item>
          <text:p text:style-name="P2">alarms</text:p>
        </text:list-item>
        <text:list-item>
          <text:p text:style-name="P2">flexible use of OS-tick timer interrupt</text:p>
        </text:list-item>
        <text:list-item>
          <text:p text:style-name="P2">Idle task, which runs on native stack</text:p>
        </text:list-item>
        <text:list-item>
          <text:p text:style-name="P2">easy to use and to understand</text:p>
        </text:list-item>
      </text:list>
      <text:h text:style-name="P6" text:outline-level="1">API reference</text:h>
      <text:p text:style-name="P1">Context is stored on top of the stack of every task.</text:p>
      <text:h text:style-name="P7" text:outline-level="1">Presets</text:h>
      <text:h text:style-name="P9" text:outline-level="2">Defines in FabOS.h</text:h>
      <text:p text:style-name="P5">#define NUMTASKS 3 </text:p>
      <text:p text:style-name="P5">Sets the numer of <text:s/>tasks excluding the idle task. (number of CreateTask – function calls) </text:p>
      <text:p text:style-name="P5">never &gt;8</text:p>
      <text:p text:style-name="P5"/>
      <text:p text:style-name="P5">#define UNUSEDMASK 0xee</text:p>
      <text:p text:style-name="P5">Sets the value to be written into unused memory. </text:p>
      <text:p text:style-name="P5">Used by "OS_get_unused_Stack()"</text:p>
      <text:p text:style-name="P5"/>
      <text:p text:style-name="P5">#define OS_ScheduleISR TIMER1_COMPA_vect </text:p>
      <text:p text:style-name="P5">Sets the interrupt vector used for scheduling.</text:p>
      <text:p text:style-name="P5">The user has to set up the cyclic timer interrupt.</text:p>
      <text:p text:style-name="P5">If any additional code has to be executed in this interrupt, the function "OS_CustomISRCode() " can be filled with this code.</text:p>
      <text:p text:style-name="P5"/>
      <text:h text:style-name="P9" text:outline-level="2">void OS_CustomISRCode() ;</text:h>
      <text:p text:style-name="P1">Function to be provided in the users code, if something has to be done in the timer-tick-ISR. This function will be executed in ISR context.</text:p>
      <text:h text:style-name="P7" text:outline-level="1"><text:soft-page-break/>Set up</text:h>
      <text:h text:style-name="P9" text:outline-level="2">void OS_TaskCreate( uint8_t taskNum, void (*t)(), uint8_t *stack)</text:h>
      <text:p text:style-name="P1">Creates a task. This function is realized as a macro to simplify the API;</text:p>
      <text:p text:style-name="P1">First Parameter is the task number, where also the task number defines the tasks priority. Task 0 has the highest priority. Task 7 is the lowest priority. The maximum number of tasks is 8. (so the highest number here is 7)</text:p>
      <text:p text:style-name="P1">Second parameter is a pointer to a void function, which implements the task. Inside this function all OS – API calls can be used.</text:p>
      <text:p text:style-name="P1">Third parameter is a pointer to the stack array of this task. Each task needs its own stack space. The remaining stack size can be checked by the OS_get_unused_stack(*) function. The space must be dimensioned at least 34 bytes larger than calculated, because the task context is stored here at a task change.</text:p>
      <text:h text:style-name="P9" text:outline-level="2">void OS_TaskDestroy( int8_t taskNum ); // destroy task</text:h>
      <text:p text:style-name="P1">Destroys a task, but does not free any memory.<text:line-break/>This function is more or less useless in a static embedded system.</text:p>
      <text:h text:style-name="P9" text:outline-level="2">void OS_StartExecution() </text:h>
      <text:p text:style-name="P1">Start the Operating system; This function returns, if no task is to be run. The code after this function call is the idle task. So this function must be followed by an infinite loop. </text:p>
      <text:h text:style-name="P7" text:outline-level="1">Inter-Task communication</text:h>
      <text:h text:style-name="P9" text:outline-level="2">void OS_mutexGet(int8_t mutexNum)</text:h>
      <text:p text:style-name="P1">Get a Mutex when entering a critical section. If the mutex is occupied, the scheduling will switch to the task, which is blocking the mutex. <text:line-break/>The total number of mutexes limited to 8.</text:p>
      <text:h text:style-name="P9" text:outline-level="2">void OS_mutexRelease(int8_t mutexNum);</text:h>
      <text:p text:style-name="P1">Release the Mutex at the end of a critical section.</text:p>
      <text:h text:style-name="P9" text:outline-level="2">void OS_mBoxPost(int8_t,int16_t)</text:h>
      <text:p text:style-name="P1"/>
      <text:h text:style-name="P9" text:outline-level="2">int16_t OS_mBoxPend(int8_t) ;</text:h>
      <text:p text:style-name="P1"/>
      <text:h text:style-name="P10" text:outline-level="2"><text:soft-page-break/>uint8_t OS_QueueIn(OS_Queue_t* pQueue , uint8_t byte)</text:h>
      <text:h text:style-name="P10" text:outline-level="2">uint8_t OS_QueueOut(OS_Queue_t* pQueue, uint8_t *pByte)</text:h>
      <text:h text:style-name="P7" text:outline-level="1">Timing functions</text:h>
      <text:h text:style-name="P9" text:outline-level="2">void OS_Wait( uint16_t ) ; </text:h>
      <text:p text:style-name="P1">OS API: Wait for a certain number of OS ticks</text:p>
      <text:h text:style-name="P9" text:outline-level="2">void OS_SetAlarm(uint8_t TaskID, uint16_t numTicks ); </text:h>
      <text:p text:style-name="P1">set Alarm for own or other task and continue.</text:p>
      <text:h text:style-name="P9" text:outline-level="2">void OS_WaitAlarm(void); </text:h>
      <text:p text:style-name="P1">Blocking wait for an alarm to expire. (Other tasks are running)</text:p>
      <text:h text:style-name="P7" text:outline-level="1">Internal functions</text:h>
      <text:h text:style-name="P9" text:outline-level="2">ISR <text:s/>(OS_ScheduleISR)__attribute__ ((naked,signal)); </text:h>
      <text:p text:style-name="P1">Internal, not to be called by the application;</text:p>
      <text:p text:style-name="P1">OS tick interrupt function (vector defined above)</text:p>
      <text:h text:style-name="P9" text:outline-level="2">void OS_TaskCreateInt( uint8_t taskNum, void (*t)(), uint8_t *stack, uint8_t stackSize ) </text:h>
      <text:p text:style-name="P1">Internal, not to be called by the application;</text:p>
      <text:p text:style-name="P1">Create the task internal</text:p>
      <text:h text:style-name="P9" text:outline-level="2">int8_t OS_GetNextTaskNumber()</text:h>
      <text:p text:style-name="P1">internal: determine the next task to be run according priority.</text:p>
      <text:h text:style-name="P9" text:outline-level="2">void OS_Reschedule(void)__attribute__ ((naked))</text:h>
      <text:p text:style-name="P1">Trigger re-scheduling according the task priorities.</text:p>
      <text:p text:style-name="P1">Mostly used internal.</text:p>
      <text:p text:style-name="P1">(__attribute__ ((naked)) )</text:p>
      <text:h text:style-name="P7" text:outline-level="1">Helper fuctions</text:h>
      <text:p text:style-name="P3"/>
      <text:h text:style-name="P9" text:outline-level="2">uint16_t OS_get_unused_Stack (uint8_t*)</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3</meta:creation-date>
    <meta:editing-duration>PT05H34M06S</meta:editing-duration>
    <meta:editing-cycles>14</meta:editing-cycles>
    <meta:generator>OpenOffice.org/3.1$Win32 OpenOffice.org_project/310m19$Build-9420</meta:generator>
    <dc:date>2009-11-13T01:32:32.78</dc:date>
    <dc:creator>Fabian Huslik</dc:creator>
    <meta:document-statistic meta:table-count="0" meta:image-count="0" meta:object-count="0" meta:page-count="4" meta:paragraph-count="71" meta:word-count="648" meta:character-count="3987"/>
    <meta:user-defined meta:name="Info 1"/>
    <meta:user-defined meta:name="Info 2"/>
    <meta:user-defined meta:name="Info 3"/>
    <meta:user-defined meta:name="Info 4"/>
  </office:meta>
</office:document-meta>
</file>